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55614" officeooo:paragraph-rsid="001556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serer Ansicht nach ist die Schuldzuweisung für den Versailler Vertrag nicht eindeutig möglich, da alle beteiligten Länder gleichermaßen auf ihre Interessen geachtet haben. Im Nachhinein können wir zwar sagen, dass der Vertrag in dieser Form ein fehler war, doch zum Zeitpunkt der Unterzeichnung waren alle Länder destabilisiert und haben versucht, irgendjemanden zu finden dem die Kriegsschuld zugeschieben werden kann und der ihnen demzufolge Reparationen zahlen muss.</text:p>
      <text:p text:style-name="P1">Es hätte bestimmt bessere Lösungen gegeben, aber die Verhandelnden waren in der Situation so von ihrer Wut auf Deutschland geblendet, dass sie diese nicht sehen konnte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3pt" fo:language="en" fo:country="US"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3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08:29:17.876112033</meta:creation-date>
    <dc:date>2022-09-22T08:50:20.834670465</dc:date>
    <meta:editing-duration>PT21M4S</meta:editing-duration>
    <meta:editing-cycles>2</meta:editing-cycles>
    <meta:generator>LibreOffice/7.4.1.2$Linux_X86_64 LibreOffice_project/40$Build-2</meta:generator>
    <meta:document-statistic meta:table-count="0" meta:image-count="0" meta:object-count="0" meta:page-count="1" meta:paragraph-count="2" meta:word-count="92" meta:character-count="641" meta:non-whitespace-character-count="550"/>
  </office:meta>
</office:document-meta>
</file>